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style style:name="P2" style:family="paragraph" style:parent-style-name="Standard">
      <style:text-properties officeooo:rsid="000f0f6e" officeooo:paragraph-rsid="000f0f6e"/>
    </style:style>
    <style:style style:name="P3" style:family="paragraph" style:parent-style-name="Standard">
      <style:text-properties fo:font-weight="normal" officeooo:rsid="0012e694" officeooo:paragraph-rsid="0012e694" style:font-weight-asian="normal" style:font-weight-complex="normal"/>
    </style:style>
    <style:style style:name="P4" style:family="paragraph" style:parent-style-name="Standard">
      <style:text-properties fo:font-weight="normal" officeooo:rsid="0014f5d4" officeooo:paragraph-rsid="0014f5d4" style:font-weight-asian="normal" style:font-weight-complex="normal"/>
    </style:style>
    <style:style style:name="P5" style:family="paragraph" style:parent-style-name="Standard">
      <style:text-properties fo:font-weight="normal" officeooo:rsid="00151554" officeooo:paragraph-rsid="00151554" style:font-weight-asian="normal" style:font-weight-complex="normal"/>
    </style:style>
    <style:style style:name="P6" style:family="paragraph" style:parent-style-name="Standard">
      <style:text-properties fo:font-weight="normal" officeooo:rsid="0016410b" officeooo:paragraph-rsid="0016410b" style:font-weight-asian="normal" style:font-weight-complex="normal"/>
    </style:style>
    <style:style style:name="P7" style:family="paragraph" style:parent-style-name="Standard">
      <style:text-properties fo:font-weight="normal" officeooo:rsid="001644fd" officeooo:paragraph-rsid="001644fd" style:font-weight-asian="normal" style:font-weight-complex="normal"/>
    </style:style>
    <style:style style:name="P8" style:family="paragraph" style:parent-style-name="Standard">
      <style:text-properties fo:font-weight="normal" officeooo:rsid="00165296" officeooo:paragraph-rsid="00165296" style:font-weight-asian="normal" style:font-weight-complex="normal"/>
    </style:style>
    <style:style style:name="P9" style:family="paragraph" style:parent-style-name="Standard">
      <style:text-properties fo:font-weight="normal" officeooo:rsid="00186270" officeooo:paragraph-rsid="00186270" style:font-weight-asian="normal" style:font-weight-complex="normal"/>
    </style:style>
    <style:style style:name="P10" style:family="paragraph" style:parent-style-name="Standard">
      <style:text-properties fo:font-weight="normal" officeooo:rsid="00186270" officeooo:paragraph-rsid="0019d2d4" style:font-weight-asian="normal" style:font-weight-complex="normal"/>
    </style:style>
    <style:style style:name="P11" style:family="paragraph" style:parent-style-name="Standard">
      <style:text-properties fo:font-weight="normal" officeooo:rsid="00186270" officeooo:paragraph-rsid="0023891d" style:font-weight-asian="normal" style:font-weight-complex="normal"/>
    </style:style>
    <style:style style:name="P12" style:family="paragraph" style:parent-style-name="Standard">
      <style:text-properties fo:font-weight="normal" officeooo:rsid="0019d2d4" officeooo:paragraph-rsid="0019d2d4" style:font-weight-asian="normal" style:font-weight-complex="normal"/>
    </style:style>
    <style:style style:name="P13" style:family="paragraph" style:parent-style-name="Standard">
      <style:text-properties fo:font-weight="normal" officeooo:rsid="001e0890" officeooo:paragraph-rsid="001e0890" style:font-weight-asian="normal" style:font-weight-complex="normal"/>
    </style:style>
    <style:style style:name="P14" style:family="paragraph" style:parent-style-name="Standard">
      <style:text-properties fo:font-weight="normal" officeooo:rsid="001e0890" officeooo:paragraph-rsid="001effde" style:font-weight-asian="normal" style:font-weight-complex="normal"/>
    </style:style>
    <style:style style:name="P15" style:family="paragraph" style:parent-style-name="Standard">
      <style:text-properties fo:font-weight="normal" officeooo:rsid="001effde" officeooo:paragraph-rsid="001effde" style:font-weight-asian="normal" style:font-weight-complex="normal"/>
    </style:style>
    <style:style style:name="P16" style:family="paragraph" style:parent-style-name="Standard">
      <style:text-properties fo:font-weight="normal" officeooo:rsid="00204674" officeooo:paragraph-rsid="00204674" style:font-weight-asian="normal" style:font-weight-complex="normal"/>
    </style:style>
    <style:style style:name="P17" style:family="paragraph" style:parent-style-name="Standard">
      <style:text-properties fo:font-weight="normal" officeooo:rsid="0023891d" officeooo:paragraph-rsid="0023891d" style:font-weight-asian="normal" style:font-weight-complex="normal"/>
    </style:style>
    <style:style style:name="P18" style:family="paragraph" style:parent-style-name="Standard">
      <style:text-properties fo:font-weight="normal" officeooo:rsid="0023891d" officeooo:paragraph-rsid="002558a6" style:font-weight-asian="normal" style:font-weight-complex="normal"/>
    </style:style>
    <style:style style:name="P19" style:family="paragraph" style:parent-style-name="Standard">
      <style:text-properties fo:font-weight="normal" officeooo:rsid="002558a6" officeooo:paragraph-rsid="002558a6" style:font-weight-asian="normal" style:font-weight-complex="normal"/>
    </style:style>
    <style:style style:name="P20" style:family="paragraph" style:parent-style-name="Standard">
      <style:text-properties fo:font-weight="normal" officeooo:rsid="002ab2f5" officeooo:paragraph-rsid="002ab2f5" style:font-weight-asian="normal" style:font-weight-complex="normal"/>
    </style:style>
    <style:style style:name="P21" style:family="paragraph" style:parent-style-name="Standard">
      <style:text-properties style:text-underline-style="solid" style:text-underline-width="auto" style:text-underline-color="font-color" fo:font-weight="bold" officeooo:rsid="000f0f6e" officeooo:paragraph-rsid="000f0f6e" style:font-weight-asian="bold" style:font-weight-complex="bold"/>
    </style:style>
    <style:style style:name="P22" style:family="paragraph" style:parent-style-name="Standard">
      <style:text-properties fo:font-style="normal" style:text-underline-style="none" fo:font-weight="normal" officeooo:rsid="00186270" officeooo:paragraph-rsid="002b63fc"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b63fc" officeooo:paragraph-rsid="002c0ccd"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dd4c2" officeooo:paragraph-rsid="002dd4c2"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2ec4a5" officeooo:paragraph-rsid="002ec4a5" style:font-style-asian="normal" style:font-weight-asian="normal" style:font-style-complex="normal" style:font-weight-complex="normal"/>
    </style:style>
    <style:style style:name="P27" style:family="paragraph" style:parent-style-name="Standard">
      <style:paragraph-properties fo:break-before="page"/>
      <style:text-properties style:text-underline-style="solid" style:text-underline-width="auto" style:text-underline-color="font-color" officeooo:rsid="0012e694" officeooo:paragraph-rsid="0012e694"/>
    </style:style>
    <style:style style:name="P28"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186270" style:font-style-asian="normal" style:font-weight-asian="normal" style:font-style-complex="normal" style:font-weight-complex="normal"/>
    </style:style>
    <style:style style:name="P29"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3891d" style:font-style-asian="normal" style:font-weight-asian="normal" style:font-style-complex="normal" style:font-weight-complex="normal"/>
    </style:style>
    <style:style style:name="P30"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b63fc" style:font-style-asian="normal" style:font-weight-asian="normal" style:font-style-complex="normal" style:font-weight-complex="normal"/>
    </style:style>
    <style:style style:name="P31" style:family="paragraph" style:parent-style-name="Standard">
      <style:text-properties fo:font-weight="bold" officeooo:rsid="0012e694" officeooo:paragraph-rsid="0012e694" style:font-weight-asian="bold" style:font-weight-complex="bold"/>
    </style:style>
    <style:style style:name="P32"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c0ccd" officeooo:paragraph-rsid="00ad5498"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2ec4a5" officeooo:paragraph-rsid="00b0cfd0"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b207c4" officeooo:paragraph-rsid="00b207c4"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b3de71" officeooo:paragraph-rsid="00b3de71"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b3de71" officeooo:paragraph-rsid="00b6b89c"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b59f05" officeooo:paragraph-rsid="00b59f05"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b6b89c" officeooo:paragraph-rsid="00b6b89c"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b7f6d1" officeooo:paragraph-rsid="00b7f6d1"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da0f8f" officeooo:paragraph-rsid="00da0f8f"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db6b20" officeooo:paragraph-rsid="00db6b20" style:font-style-asian="normal" style:font-weight-asian="normal" style:font-style-complex="normal" style:font-weight-complex="normal"/>
    </style:style>
    <style:style style:name="P43" style:family="paragraph" style:parent-style-name="Standard">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44" style:family="paragraph" style:parent-style-name="Standard">
      <style:text-properties fo:font-weight="normal" officeooo:rsid="00151554" officeooo:paragraph-rsid="00151554" style:font-weight-asian="normal" style:font-weight-complex="normal"/>
    </style:style>
    <style:style style:name="P45" style:family="paragraph" style:parent-style-name="Standard">
      <style:text-properties fo:font-weight="normal" officeooo:rsid="00151554" officeooo:paragraph-rsid="00958a6f" style:font-weight-asian="normal" style:font-weight-complex="normal"/>
    </style:style>
    <style:style style:name="P46" style:family="paragraph" style:parent-style-name="Standard">
      <style:text-properties fo:font-weight="normal" officeooo:rsid="0093bfb5" officeooo:paragraph-rsid="00958a6f" style:font-weight-asian="normal" style:font-weight-complex="normal"/>
    </style:style>
    <style:style style:name="P47" style:family="paragraph" style:parent-style-name="Standard">
      <style:text-properties fo:font-weight="normal" officeooo:rsid="001644fd" officeooo:paragraph-rsid="001644fd" style:font-weight-asian="normal" style:font-weight-complex="normal"/>
    </style:style>
    <style:style style:name="P48" style:family="paragraph" style:parent-style-name="Standard">
      <style:text-properties fo:font-weight="normal" officeooo:rsid="00165296" officeooo:paragraph-rsid="009a29d9" style:font-weight-asian="normal" style:font-weight-complex="normal"/>
    </style:style>
    <style:style style:name="P49" style:family="paragraph" style:parent-style-name="Standard">
      <style:text-properties fo:font-weight="normal" officeooo:rsid="002b63fc" officeooo:paragraph-rsid="00a743b7" style:font-weight-asian="normal" style:font-weight-complex="normal"/>
    </style:style>
    <style:style style:name="P50"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3257a"/>
    </style:style>
    <style:style style:name="T4" style:family="text">
      <style:text-properties officeooo:rsid="0014f5d4"/>
    </style:style>
    <style:style style:name="T5" style:family="text">
      <style:text-properties officeooo:rsid="00151554"/>
    </style:style>
    <style:style style:name="T6" style:family="text">
      <style:text-properties officeooo:rsid="00160a54"/>
    </style:style>
    <style:style style:name="T7" style:family="text">
      <style:text-properties fo:font-style="italic" style:font-style-asian="italic" style:font-style-complex="italic"/>
    </style:style>
    <style:style style:name="T8" style:family="text">
      <style:text-properties fo:font-style="italic" officeooo:rsid="00160a54" style:font-style-asian="italic" style:font-style-complex="italic"/>
    </style:style>
    <style:style style:name="T9" style:family="text">
      <style:text-properties fo:font-style="italic" officeooo:rsid="0013257a" style:font-style-asian="italic" style:font-style-complex="italic"/>
    </style:style>
    <style:style style:name="T10" style:family="text">
      <style:text-properties fo:font-style="italic" officeooo:rsid="0055f40f" style:font-style-asian="italic" style:font-style-complex="italic"/>
    </style:style>
    <style:style style:name="T11" style:family="text">
      <style:text-properties fo:font-style="italic" officeooo:rsid="006d7567" style:font-style-asian="italic" style:font-style-complex="italic"/>
    </style:style>
    <style:style style:name="T12" style:family="text">
      <style:text-properties fo:font-style="italic" officeooo:rsid="0090dfab" style:font-style-asian="italic" style:font-style-complex="italic"/>
    </style:style>
    <style:style style:name="T13" style:family="text">
      <style:text-properties fo:font-style="italic" officeooo:rsid="00921d30" style:font-style-asian="italic" style:font-style-complex="italic"/>
    </style:style>
    <style:style style:name="T14" style:family="text">
      <style:text-properties fo:font-style="italic" officeooo:rsid="009a29d9" style:font-style-asian="italic" style:font-style-complex="italic"/>
    </style:style>
    <style:style style:name="T15" style:family="text">
      <style:text-properties fo:font-style="italic" officeooo:rsid="00a67a81" style:font-style-asian="italic" style:font-style-complex="italic"/>
    </style:style>
    <style:style style:name="T16" style:family="text">
      <style:text-properties fo:font-style="italic" officeooo:rsid="007da21b" style:font-style-asian="italic" style:font-style-complex="italic"/>
    </style:style>
    <style:style style:name="T17" style:family="text">
      <style:text-properties fo:font-style="italic" officeooo:rsid="00b5e746" style:font-style-asian="italic" style:font-style-complex="italic"/>
    </style:style>
    <style:style style:name="T18" style:family="text">
      <style:text-properties fo:font-style="italic" officeooo:rsid="00bc6e42" style:font-style-asian="italic" style:font-style-complex="italic"/>
    </style:style>
    <style:style style:name="T19" style:family="text">
      <style:text-properties officeooo:rsid="00178b76"/>
    </style:style>
    <style:style style:name="T20" style:family="text">
      <style:text-properties officeooo:rsid="0019d2d4"/>
    </style:style>
    <style:style style:name="T21" style:family="text">
      <style:text-properties officeooo:rsid="001b987d"/>
    </style:style>
    <style:style style:name="T22" style:family="text">
      <style:text-properties officeooo:rsid="001ccaef"/>
    </style:style>
    <style:style style:name="T23" style:family="text">
      <style:text-properties officeooo:rsid="001d122c"/>
    </style:style>
    <style:style style:name="T24" style:family="text">
      <style:text-properties officeooo:rsid="001effde"/>
    </style:style>
    <style:style style:name="T25" style:family="text">
      <style:text-properties officeooo:rsid="00201073"/>
    </style:style>
    <style:style style:name="T26" style:family="text">
      <style:text-properties officeooo:rsid="00231860"/>
    </style:style>
    <style:style style:name="T27" style:family="text">
      <style:text-properties officeooo:rsid="0023891d"/>
    </style:style>
    <style:style style:name="T28" style:family="text">
      <style:text-properties officeooo:rsid="002558a6"/>
    </style:style>
    <style:style style:name="T29" style:family="text">
      <style:text-properties officeooo:rsid="0026c4f9"/>
    </style:style>
    <style:style style:name="T30" style:family="text">
      <style:text-properties officeooo:rsid="00270874"/>
    </style:style>
    <style:style style:name="T31" style:family="text">
      <style:text-properties officeooo:rsid="0028d33d"/>
    </style:style>
    <style:style style:name="T32" style:family="text">
      <style:text-properties officeooo:rsid="002ab2f5"/>
    </style:style>
    <style:style style:name="T33" style:family="text">
      <style:text-properties officeooo:rsid="002b63fc"/>
    </style:style>
    <style:style style:name="T34" style:family="text">
      <style:text-properties officeooo:rsid="002c0ccd"/>
    </style:style>
    <style:style style:name="T35" style:family="text">
      <style:text-properties officeooo:rsid="002ec4a5"/>
    </style:style>
    <style:style style:name="T36" style:family="text">
      <style:text-properties officeooo:rsid="0030ec01"/>
    </style:style>
    <style:style style:name="T37" style:family="text">
      <style:text-properties officeooo:rsid="00326caf"/>
    </style:style>
    <style:style style:name="T38" style:family="text">
      <style:text-properties officeooo:rsid="0034a9e6"/>
    </style:style>
    <style:style style:name="T39" style:family="text">
      <style:text-properties officeooo:rsid="003619d7"/>
    </style:style>
    <style:style style:name="T40" style:family="text">
      <style:text-properties officeooo:rsid="003a4413"/>
    </style:style>
    <style:style style:name="T41" style:family="text">
      <style:text-properties officeooo:rsid="003bffa4"/>
    </style:style>
    <style:style style:name="T42" style:family="text">
      <style:text-properties officeooo:rsid="003d5398"/>
    </style:style>
    <style:style style:name="T43" style:family="text">
      <style:text-properties officeooo:rsid="003f7d56"/>
    </style:style>
    <style:style style:name="T44" style:family="text">
      <style:text-properties officeooo:rsid="0041d586"/>
    </style:style>
    <style:style style:name="T45" style:family="text">
      <style:text-properties officeooo:rsid="00422f38"/>
    </style:style>
    <style:style style:name="T46" style:family="text">
      <style:text-properties officeooo:rsid="00430385"/>
    </style:style>
    <style:style style:name="T47" style:family="text">
      <style:text-properties officeooo:rsid="0043a2d0"/>
    </style:style>
    <style:style style:name="T48" style:family="text">
      <style:text-properties officeooo:rsid="00471f28"/>
    </style:style>
    <style:style style:name="T49" style:family="text">
      <style:text-properties officeooo:rsid="0048a29c"/>
    </style:style>
    <style:style style:name="T50" style:family="text">
      <style:text-properties officeooo:rsid="0049459c"/>
    </style:style>
    <style:style style:name="T51" style:family="text">
      <style:text-properties officeooo:rsid="004a9dab"/>
    </style:style>
    <style:style style:name="T52" style:family="text">
      <style:text-properties officeooo:rsid="004b9387"/>
    </style:style>
    <style:style style:name="T53" style:family="text">
      <style:text-properties officeooo:rsid="004d7943"/>
    </style:style>
    <style:style style:name="T54" style:family="text">
      <style:text-properties officeooo:rsid="004fc47b"/>
    </style:style>
    <style:style style:name="T55" style:family="text">
      <style:text-properties officeooo:rsid="0051ab7e"/>
    </style:style>
    <style:style style:name="T56" style:family="text">
      <style:text-properties officeooo:rsid="00529c26"/>
    </style:style>
    <style:style style:name="T57" style:family="text">
      <style:text-properties officeooo:rsid="0055f40f"/>
    </style:style>
    <style:style style:name="T58" style:family="text">
      <style:text-properties officeooo:rsid="0057569e"/>
    </style:style>
    <style:style style:name="T59" style:family="text">
      <style:text-properties officeooo:rsid="00583c0d"/>
    </style:style>
    <style:style style:name="T60" style:family="text">
      <style:text-properties officeooo:rsid="0059b162"/>
    </style:style>
    <style:style style:name="T61" style:family="text">
      <style:text-properties officeooo:rsid="005a348a"/>
    </style:style>
    <style:style style:name="T62" style:family="text">
      <style:text-properties officeooo:rsid="005b0447"/>
    </style:style>
    <style:style style:name="T63" style:family="text">
      <style:text-properties officeooo:rsid="005c6dbc"/>
    </style:style>
    <style:style style:name="T64" style:family="text">
      <style:text-properties officeooo:rsid="005d717b"/>
    </style:style>
    <style:style style:name="T65" style:family="text">
      <style:text-properties officeooo:rsid="005f5956"/>
    </style:style>
    <style:style style:name="T66" style:family="text">
      <style:text-properties fo:font-style="normal" style:font-style-asian="normal" style:font-style-complex="normal"/>
    </style:style>
    <style:style style:name="T67" style:family="text">
      <style:text-properties fo:font-style="normal" officeooo:rsid="005fcde4" style:font-style-asian="normal" style:font-style-complex="normal"/>
    </style:style>
    <style:style style:name="T68" style:family="text">
      <style:text-properties fo:font-style="normal" officeooo:rsid="009a29d9" style:font-style-asian="normal" style:font-style-complex="normal"/>
    </style:style>
    <style:style style:name="T69" style:family="text">
      <style:text-properties fo:font-style="normal" officeooo:rsid="006d7567" style:font-style-asian="normal" style:font-style-complex="normal"/>
    </style:style>
    <style:style style:name="T70" style:family="text">
      <style:text-properties fo:font-style="normal" officeooo:rsid="00a092da" style:font-style-asian="normal" style:font-style-complex="normal"/>
    </style:style>
    <style:style style:name="T71" style:family="text">
      <style:text-properties officeooo:rsid="00612e5d"/>
    </style:style>
    <style:style style:name="T72" style:family="text">
      <style:text-properties officeooo:rsid="0062f952"/>
    </style:style>
    <style:style style:name="T73" style:family="text">
      <style:text-properties officeooo:rsid="0063c322"/>
    </style:style>
    <style:style style:name="T74" style:family="text">
      <style:text-properties officeooo:rsid="006522f8"/>
    </style:style>
    <style:style style:name="T75" style:family="text">
      <style:text-properties officeooo:rsid="0067fdd9"/>
    </style:style>
    <style:style style:name="T76" style:family="text">
      <style:text-properties officeooo:rsid="0068dad4"/>
    </style:style>
    <style:style style:name="T77" style:family="text">
      <style:text-properties officeooo:rsid="0069a404"/>
    </style:style>
    <style:style style:name="T78" style:family="text">
      <style:text-properties officeooo:rsid="006af154"/>
    </style:style>
    <style:style style:name="T79" style:family="text">
      <style:text-properties officeooo:rsid="006cf55b"/>
    </style:style>
    <style:style style:name="T80" style:family="text">
      <style:text-properties officeooo:rsid="006d7567"/>
    </style:style>
    <style:style style:name="T81" style:family="text">
      <style:text-properties officeooo:rsid="006db38b"/>
    </style:style>
    <style:style style:name="T82" style:family="text">
      <style:text-properties officeooo:rsid="006f2460"/>
    </style:style>
    <style:style style:name="T83" style:family="text">
      <style:text-properties officeooo:rsid="007248ab"/>
    </style:style>
    <style:style style:name="T84" style:family="text">
      <style:text-properties officeooo:rsid="007340df"/>
    </style:style>
    <style:style style:name="T85" style:family="text">
      <style:text-properties officeooo:rsid="00749686"/>
    </style:style>
    <style:style style:name="T86" style:family="text">
      <style:text-properties officeooo:rsid="00765ccc"/>
    </style:style>
    <style:style style:name="T87" style:family="text">
      <style:text-properties officeooo:rsid="0077e360"/>
    </style:style>
    <style:style style:name="T88" style:family="text">
      <style:text-properties officeooo:rsid="007851ef"/>
    </style:style>
    <style:style style:name="T89" style:family="text">
      <style:text-properties officeooo:rsid="007a1b36"/>
    </style:style>
    <style:style style:name="T90" style:family="text">
      <style:text-properties officeooo:rsid="007d3204"/>
    </style:style>
    <style:style style:name="T91" style:family="text">
      <style:text-properties officeooo:rsid="007da21b"/>
    </style:style>
    <style:style style:name="T92" style:family="text">
      <style:text-properties officeooo:rsid="007ea1ce"/>
    </style:style>
    <style:style style:name="T93" style:family="text">
      <style:text-properties officeooo:rsid="007fd662"/>
    </style:style>
    <style:style style:name="T94" style:family="text">
      <style:text-properties officeooo:rsid="0081945f"/>
    </style:style>
    <style:style style:name="T95" style:family="text">
      <style:text-properties officeooo:rsid="00825acf"/>
    </style:style>
    <style:style style:name="T96" style:family="text">
      <style:text-properties officeooo:rsid="00854e09"/>
    </style:style>
    <style:style style:name="T97" style:family="text">
      <style:text-properties officeooo:rsid="0088bfc1"/>
    </style:style>
    <style:style style:name="T98" style:family="text">
      <style:text-properties officeooo:rsid="008a879f"/>
    </style:style>
    <style:style style:name="T99" style:family="text">
      <style:text-properties officeooo:rsid="008acf03"/>
    </style:style>
    <style:style style:name="T100" style:family="text">
      <style:text-properties officeooo:rsid="008cbec9"/>
    </style:style>
    <style:style style:name="T101" style:family="text">
      <style:text-properties officeooo:rsid="008cfa61"/>
    </style:style>
    <style:style style:name="T102" style:family="text">
      <style:text-properties officeooo:rsid="008dd4fa"/>
    </style:style>
    <style:style style:name="T103" style:family="text">
      <style:text-properties officeooo:rsid="008f8b71"/>
    </style:style>
    <style:style style:name="T104" style:family="text">
      <style:text-properties officeooo:rsid="0090dfab"/>
    </style:style>
    <style:style style:name="T105" style:family="text">
      <style:text-properties officeooo:rsid="00921d30"/>
    </style:style>
    <style:style style:name="T106" style:family="text">
      <style:text-properties officeooo:rsid="0093b781"/>
    </style:style>
    <style:style style:name="T107" style:family="text">
      <style:text-properties officeooo:rsid="0093bfb5"/>
    </style:style>
    <style:style style:name="T108" style:family="text">
      <style:text-properties officeooo:rsid="00958a6f"/>
    </style:style>
    <style:style style:name="T109" style:family="text">
      <style:text-properties officeooo:rsid="00964d5f"/>
    </style:style>
    <style:style style:name="T110" style:family="text">
      <style:text-properties officeooo:rsid="00979952"/>
    </style:style>
    <style:style style:name="T111" style:family="text">
      <style:text-properties officeooo:rsid="00979c85"/>
    </style:style>
    <style:style style:name="T112" style:family="text">
      <style:text-properties officeooo:rsid="00992e83"/>
    </style:style>
    <style:style style:name="T113" style:family="text">
      <style:text-properties officeooo:rsid="009a29d9"/>
    </style:style>
    <style:style style:name="T114" style:family="text">
      <style:text-properties officeooo:rsid="009aac10"/>
    </style:style>
    <style:style style:name="T115" style:family="text">
      <style:text-properties officeooo:rsid="009cd83c"/>
    </style:style>
    <style:style style:name="T116" style:family="text">
      <style:text-properties officeooo:rsid="009ea9fa"/>
    </style:style>
    <style:style style:name="T117" style:family="text">
      <style:text-properties officeooo:rsid="00a092da"/>
    </style:style>
    <style:style style:name="T118" style:family="text">
      <style:text-properties officeooo:rsid="00a10d7c"/>
    </style:style>
    <style:style style:name="T119" style:family="text">
      <style:text-properties officeooo:rsid="00a13b6f"/>
    </style:style>
    <style:style style:name="T120" style:family="text">
      <style:text-properties officeooo:rsid="00a1b952"/>
    </style:style>
    <style:style style:name="T121" style:family="text">
      <style:text-properties officeooo:rsid="00a67a81"/>
    </style:style>
    <style:style style:name="T122" style:family="text">
      <style:text-properties officeooo:rsid="00a743b7"/>
    </style:style>
    <style:style style:name="T123" style:family="text">
      <style:text-properties officeooo:rsid="00a8fee3"/>
    </style:style>
    <style:style style:name="T124" style:family="text">
      <style:text-properties officeooo:rsid="00aa306a"/>
    </style:style>
    <style:style style:name="T125" style:family="text">
      <style:text-properties officeooo:rsid="00abc982"/>
    </style:style>
    <style:style style:name="T126" style:family="text">
      <style:text-properties officeooo:rsid="00ac7392"/>
    </style:style>
    <style:style style:name="T127" style:family="text">
      <style:text-properties officeooo:rsid="00ad5498"/>
    </style:style>
    <style:style style:name="T128" style:family="text">
      <style:text-properties officeooo:rsid="00af0409"/>
    </style:style>
    <style:style style:name="T129" style:family="text">
      <style:text-properties officeooo:rsid="00afaef4"/>
    </style:style>
    <style:style style:name="T130" style:family="text">
      <style:text-properties officeooo:rsid="00b0cfd0"/>
    </style:style>
    <style:style style:name="T131" style:family="text">
      <style:text-properties officeooo:rsid="00b207c4"/>
    </style:style>
    <style:style style:name="T132" style:family="text">
      <style:text-properties officeooo:rsid="00b3de71"/>
    </style:style>
    <style:style style:name="T133" style:family="text">
      <style:text-properties officeooo:rsid="00b5e746"/>
    </style:style>
    <style:style style:name="T134" style:family="text">
      <style:text-properties officeooo:rsid="00b6b89c"/>
    </style:style>
    <style:style style:name="T135" style:family="text">
      <style:text-properties officeooo:rsid="00b7f6d1"/>
    </style:style>
    <style:style style:name="T136" style:family="text">
      <style:text-properties officeooo:rsid="00b8feb3"/>
    </style:style>
    <style:style style:name="T137" style:family="text">
      <style:text-properties officeooo:rsid="00bba469"/>
    </style:style>
    <style:style style:name="T138" style:family="text">
      <style:text-properties officeooo:rsid="00bc0998"/>
    </style:style>
    <style:style style:name="T139" style:family="text">
      <style:text-properties officeooo:rsid="00bc6ab9"/>
    </style:style>
    <style:style style:name="T140" style:family="text">
      <style:text-properties officeooo:rsid="00bc8a38"/>
    </style:style>
    <style:style style:name="T141" style:family="text">
      <style:text-properties officeooo:rsid="00be1f2c"/>
    </style:style>
    <style:style style:name="T142" style:family="text">
      <style:text-properties officeooo:rsid="00bf9b3f"/>
    </style:style>
    <style:style style:name="T143" style:family="text">
      <style:text-properties officeooo:rsid="00c07104"/>
    </style:style>
    <style:style style:name="T144" style:family="text">
      <style:text-properties officeooo:rsid="00c1945c"/>
    </style:style>
    <style:style style:name="T145" style:family="text">
      <style:text-properties officeooo:rsid="00c25d87"/>
    </style:style>
    <style:style style:name="T146" style:family="text">
      <style:text-properties officeooo:rsid="00c51f72"/>
    </style:style>
    <style:style style:name="T147" style:family="text">
      <style:text-properties officeooo:rsid="00c601ee"/>
    </style:style>
    <style:style style:name="T148" style:family="text">
      <style:text-properties officeooo:rsid="00c64ddc"/>
    </style:style>
    <style:style style:name="T149" style:family="text">
      <style:text-properties officeooo:rsid="00c795d9"/>
    </style:style>
    <style:style style:name="T150" style:family="text">
      <style:text-properties officeooo:rsid="00c828b8"/>
    </style:style>
    <style:style style:name="T151" style:family="text">
      <style:text-properties officeooo:rsid="00c938ae"/>
    </style:style>
    <style:style style:name="T152" style:family="text">
      <style:text-properties officeooo:rsid="00c9d3dc"/>
    </style:style>
    <style:style style:name="T153" style:family="text">
      <style:text-properties officeooo:rsid="00cbc4a7"/>
    </style:style>
    <style:style style:name="T154" style:family="text">
      <style:text-properties officeooo:rsid="00cbd150"/>
    </style:style>
    <style:style style:name="T155" style:family="text">
      <style:text-properties officeooo:rsid="00ce5b40"/>
    </style:style>
    <style:style style:name="T156" style:family="text">
      <style:text-properties officeooo:rsid="00d055b2"/>
    </style:style>
    <style:style style:name="T157" style:family="text">
      <style:text-properties officeooo:rsid="00d20ddf"/>
    </style:style>
    <style:style style:name="T158" style:family="text">
      <style:text-properties officeooo:rsid="00d2ce4f"/>
    </style:style>
    <style:style style:name="T159" style:family="text">
      <style:text-properties officeooo:rsid="00d2ef23"/>
    </style:style>
    <style:style style:name="T160" style:family="text">
      <style:text-properties officeooo:rsid="00d33cca"/>
    </style:style>
    <style:style style:name="T161" style:family="text">
      <style:text-properties officeooo:rsid="00d50523"/>
    </style:style>
    <style:style style:name="T162" style:family="text">
      <style:text-properties officeooo:rsid="00d64222"/>
    </style:style>
    <style:style style:name="T163" style:family="text">
      <style:text-properties style:text-position="super 58%" officeooo:rsid="00d64222"/>
    </style:style>
    <style:style style:name="T164" style:family="text">
      <style:text-properties style:text-position="0% 100%"/>
    </style:style>
    <style:style style:name="T165" style:family="text">
      <style:text-properties officeooo:rsid="00d72264"/>
    </style:style>
    <style:style style:name="T166" style:family="text">
      <style:text-properties officeooo:rsid="00d8d978"/>
    </style:style>
    <style:style style:name="T167" style:family="text">
      <style:text-properties officeooo:rsid="00d97865"/>
    </style:style>
    <style:style style:name="T168" style:family="text">
      <style:text-properties officeooo:rsid="00d9c1b7"/>
    </style:style>
    <style:style style:name="T169" style:family="text">
      <style:text-properties officeooo:rsid="00da0f8f"/>
    </style:style>
    <style:style style:name="T170" style:family="text">
      <style:text-properties officeooo:rsid="00db6b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Notes on </text:span>The Book of Heliodamus</text:p>
      <text:p text:style-name="P2"/>
      <text:p text:style-name="P2">The <text:span text:style-name="T7">Book of Heliodamus</text:span> is the foundational text of the Helioptic belief system. <text:s/><text:span text:style-name="T103">P</text:span>arts of it are used in Helioptic liturgy and ceremony, <text:span text:style-name="T103">but </text:span>the book itself is <text:span text:style-name="T103">proclaimed</text:span> to be "occluded", <text:span text:style-name="T103">which in practical terms means that it is </text:span>available, <text:span text:style-name="T103">and</text:span> only in part, to "registered" leaders, and <text:span text:style-name="T103">that the remaining occluded bits </text:span>will be revealed in full only in "the time of the Day Star". <text:span text:style-name="T103">W</text:span>hatever that means.</text:p>
      <text:p text:style-name="P2"/>
      <text:p text:style-name="P2">From what is know<text:span text:style-name="T36">n</text:span>, <text:span text:style-name="T103">mostly due to work by renegade Helioptic scribes and some infiltrators,</text:span> the te<text:span text:style-name="T36">x</text:span>t is largely anti-sentient, <text:span text:style-name="T103">quite </text:span>mysogynistic patriarchal, and <text:span text:style-name="T103">has a</text:span> tone <text:span text:style-name="T103">that promotes various forms of slavery and indenture for all – humans, non-humans and mixed sentients</text:span>. I<text:span text:style-name="T104">n apocalyptic and damning screeds, it </text:span>promotes ideological and religious persecution, <text:span text:style-name="T104">calling</text:span> for penalties up to and including <text:span text:style-name="T104">death</text:span> <text:span text:style-name="T104">for</text:span> apostates, idolators, atheists, and <text:span text:style-name="T37">"</text:span>all <text:span text:style-name="T36">the vile </text:span>creatures of the night", <text:span text:style-name="T37">by which they clearly mean any "impure", that is, not wholly-human, sentient mix</text:span>. </text:p>
      <text:p text:style-name="P2"/>
      <text:p text:style-name="P2"><text:span text:style-name="T38">Though it has </text:span>admonitions against killing fellow Heliops, <text:span text:style-name="T104">the known texts </text:span>offer a wide variety of capital offenses for "non-believers", <text:span text:style-name="T38">"traitors",</text:span> women, non-human or mixed sentients – <text:span text:style-name="T104">pretty much any and all life forms who don't follow its guidelines.</text:span></text:p>
      <text:p text:style-name="P2"/>
      <text:p text:style-name="P2"><text:span text:style-name="T104">Within the subtext a</text:span>n element of rebel ideology <text:span text:style-name="T39">can be discerned</text:span>, with sections <text:span text:style-name="T104">and phrases </text:span>depicting a struggle of the "righteous" against a "dark time" characterized by warlordism, horrifically destructive warfare and "abominations against nature", the latter described mainly in terms of various ecological and biological catastrophes. <text:s/><text:span text:style-name="T104">Objective scholars have noted that the text can be interpreted as a kind of survival manual. <text:s/>Though the conditions it rails against no longer accurately reflect reality, there are certainly enough signs around that the world did experience some kind of major catastrophe to give the </text:span><text:span text:style-name="T12">The Book of Heliodamus</text:span><text:span text:style-name="T104"> some credence, at least as a kind of interesting historical artifact.</text:span></text:p>
      <text:p text:style-name="P2"/>
      <text:p text:style-name="P2"><text:span text:style-name="T105">Some of t</text:span>he <text:span text:style-name="T105">known</text:span> texts allude to, but do not specify, a set of religious belief systems that could be understood, in a general sense, to be precursor forms of monotheism, all of which <text:span text:style-name="T105">a</text:span>re <text:span text:style-name="T105">asserted to have been</text:span> "corrected" by locating the "home" of a centralized/universalized godhead in the Day Star, that is, in the Sun at the center of the planet's solar system. <text:s/><text:span text:style-name="T105">Much of the popular terminology used by Helioptic followers and believers stems from this core belief. It is the root of their antagonism towards "heretical" views on astronomy, the night sky, the wandering stars and so on. </text:span></text:p>
      <text:p text:style-name="P2"/>
      <text:p text:style-name="P2">From a behavioral perspective, the <text:span text:style-name="T105">popularized </text:span>texts focus on submission to Helioiptic authorities as the registered agents of the Sun-God. <text:span text:style-name="T105">In stirring militant and millenarian tones, it emboldens those who "submit to the guardians of the world" and so forth. <text:s/>Although there is a strong millenarian tone to it, with some of it prophetic proclamations outlining a "cleansing" and a "transition" to come, the </text:span><text:span text:style-name="T13">Book</text:span><text:span text:style-name="T105"> does not explicitly offer the kind of after-life common to "ancient" and "incorrect" monotheisms. <text:s/>Instead, it vests concepts of "the reward to come" in a communal, social and to some extent commercial vision of "a world to be" which is clearly understood to be and depicted as a physical one. <text:s/></text:span></text:p>
      <text:p text:style-name="P2"/>
      <text:p text:style-name="P2"/>
      <text:p text:style-name="P2"/>
      <text:p text:style-name="P2"/>
      <text:p text:style-name="P27">Notes on <text:span text:style-name="T2">Scarcity and Plenty</text:span></text:p>
      <text:p text:style-name="P31"/>
      <text:p text:style-name="P3"><text:span text:style-name="T7">Scarcity and Plenty</text:span> is a voluminous tome on <text:span text:style-name="T4">philosophy, </text:span>economics, politics and history thought to have been written originally by a group of anonymous scholars from <text:span text:style-name="T106">Shanowa, or even further away in </text:span>the Eastern Lands, some time after – <text:span text:style-name="T40">but not long, long, long after – </text:span>life <text:span text:style-name="T41">and society </text:span>had begun to re-emerge following the Great Catastrophe. </text:p>
      <text:p text:style-name="P3"/>
      <text:p text:style-name="P3">It has been translated, modified, tweaked and amended <text:span text:style-name="T42">many</text:span> times by <text:span text:style-name="T42">many</text:span> commentators. <text:s/>Parts of it have achieved a religious level of reverence among certain sects of animal liberationists <text:span text:style-name="T106">as well as other kinds of</text:span> <text:span text:style-name="T106">social radical</text:span>s <text:span text:style-name="T43">and revolutionaries</text:span>. </text:p>
      <text:p text:style-name="P3"/>
      <text:p text:style-name="P3">A complex work dealing with a multitude of concepts, theories and minutae, it is sometimes said that "the whole is greater than the sum of its parts" by those trying to convey the overall message – as they interpret it – from this opus. </text:p>
      <text:p text:style-name="P3"/>
      <text:p text:style-name="P3">The enormity of the Catastrophe, the crises that engendered it, and those that followed it, is presented to the reader as a set of profound political tasks <text:span text:style-name="T4">whose undertaking</text:span> tend<text:span text:style-name="T4">s</text:span> to contradict the many forms of "intelligence" and "knowledge" <text:span text:style-name="T4">and "guidance"</text:span> put forward by <text:span text:style-name="T3">the most powerful and popular players in the post-catastrophic world. <text:s/>The stirring qualities of </text:span><text:span text:style-name="T9">Scarcity and Plenty</text:span><text:span text:style-name="T3"> have provoked and inspired activists and militants in a wide variety of milieus within the Saskan Lands and beyond, ranging from the "deep reform" approach advocated by Beaverton's eager-beaver legal-eagles, to the revolutionary violence of some ALF gangs and Khahila tribes, to the kind of horizontal autonomy advocated by the independent herbalists of New Harvest.</text:span></text:p>
      <text:p text:style-name="P3"/>
      <text:p text:style-name="P4">It takes an attitude of firm resolve to even <text:span text:style-name="T44">begin to </text:span>address the enormities addressed in this work. From an analytical and, to some extent, philosophical perspective, it encourages the reader to examine questions by keeping in mind <text:span text:style-name="T107">verities like</text:span> "all things have 6 qualities plus a hole in the middle": inside, outside, touches, does-not-touch, before, after and "void". </text:p>
      <text:p text:style-name="P3"/>
      <text:p text:style-name="P4">On economics, it goes into quite a lot of detail about "useful things", how they are invented, produced, distributed, exchanged, used, and repaired. <text:s/><text:span text:style-name="T45">I</text:span>t gets into a fairly heavy analysis of what <text:span text:style-name="T46">it calls</text:span> "waste value", that is, how to distinguish what is "useless" in a thing from what is "useful" <text:span text:style-name="T47">in it</text:span>. <text:span text:style-name="T5">This includes developing an understanding multiple, long-term and once-removed effects as well as of immediate benefits and lacks. </text:span></text:p>
      <text:p text:style-name="P4"/>
      <text:p text:style-name="P5">Regarding currency-based exchange and "value" in the sense of "market value", the text goes to some lengths to demonstrate that the abstract monetization of things was <text:span text:style-name="T48">a major </text:span>contributor to the Catastrophe, and <text:span text:style-name="T107">it </text:span>provides a <text:span text:style-name="T107">somewhat dubious</text:span> history of sentient societies that depicts how planet after planet was self-destroyed by civilizations who got "stuck" in <text:span text:style-name="T49">such</text:span> "vulgar" abstraction<text:span text:style-name="T49">s</text:span> of value.</text:p>
      <text:p text:style-name="P5"/>
      <text:p text:style-name="P5">It paints a dire picture of the events leading up to the Catastrophe and is equally critical of emerging phenomena since then which appear to be repeating the errors of the past. There is a lengthy section on starvation and winter that is considered <text:span text:style-name="T50">by many to be </text:span>the most poetic section of the work. <text:span text:style-name="T107">For example, i</text:span>t deals <text:span text:style-name="T51">at enormous length</text:span> with the <text:span text:style-name="T52">millenia-in-the-making </text:span>symbiotic relationship between <text:soft-page-break/>wolves and ravens, while also calling out in rather grisly detail the near-genocide of the buffalo in large swathes of the Mantemar in pre-Catastrophic time, all leading to the conclusion that if an animal must die to feed another animal, then the entire murdered animal should be valued and used and not consumed only in part. <text:s/><text:span text:style-name="T6">It also strongly argues that advanced sentience in mixed species leads </text:span><text:span text:style-name="T8">naturally</text:span><text:span text:style-name="T6"> towards adopting a plant-based diet, but makes no ideological points </text:span><text:span text:style-name="T8">contra</text:span><text:span text:style-name="T6"> meat-eating </text:span><text:span text:style-name="T8">per se</text:span><text:span text:style-name="T6">.</text:span></text:p>
      <text:p text:style-name="P5"/>
      <text:p text:style-name="P6">The text makes a somewhat similar <text:span text:style-name="T107">foray into the topic</text:span> of scientific discovery and <text:span text:style-name="T107">development of </text:span>technology, insisting that a <text:span text:style-name="T107">"</text:span>correct six-plus-none analysis<text:span text:style-name="T107">"</text:span> help<text:span text:style-name="T107">s</text:span> to reveal the "livingness in dead things" – a term used to describe any constructed or manufactured object, <text:span text:style-name="T53">as opposed to objects created by nature or by natural or natural-like replication</text:span>. </text:p>
      <text:p text:style-name="P6"/>
      <text:p text:style-name="P6">An interesting point of departure is where the text looks into questions of being, time, subject, object, event, consciousness, <text:span text:style-name="T54">intelligence </text:span>and psychology. It <text:span text:style-name="T55">concludes by</text:span> denying the existence of a <text:span text:style-name="T56">coherent</text:span> "I" as a unified subject, insisting on the multiplicity <text:span text:style-name="T56">and contingency</text:span> <text:span text:style-name="T56">inherent in</text:span> individual person-hood<text:span text:style-name="T56">s</text:span> but, again, with a "void" at its center. This <text:span text:style-name="T57">r</text:span>iddle seems to imply that the "I" <text:span text:style-name="T7">does</text:span> exist <text:span text:style-name="T108">in some real material sense</text:span>, that it is not <text:span text:style-name="T108">purely </text:span>a <text:span text:style-name="T108">convenient</text:span> "illusion", but that its existence is in the form of <text:span text:style-name="T57">a</text:span> <text:span text:style-name="T108">materialized </text:span><text:span text:style-name="T7">not-</text:span><text:span text:style-name="T10">any-of</text:span><text:span text:style-name="T7">-that</text:span>. <text:s/>It is the "other within", <text:span text:style-name="T108">the living "mystery" at the heart of the living subject. <text:s/></text:span>In this context, the text goes on to stress the importance of paying attention to dreams, to <text:span text:style-name="T108">supposedly </text:span>"idle" and "random" thoughts, <text:span text:style-name="T108">to the development of neologisms and the importance of learning multiple languages, </text:span>and to music and other forms of non-representational thinking <text:span text:style-name="T58">and doing, including sneezing, barking, howling and sighing</text:span>. </text:p>
      <text:p text:style-name="P45"/>
      <text:p text:style-name="P46"><text:span text:style-name="T109">Its</text:span> exploration of the meaning of consciousness, cognition and perception,<text:span text:style-name="T109"> while wandering about a good deal, </text:span>follow<text:span text:style-name="T109">s</text:span> a more or less phenomenological approach that stresses interactions <text:span text:style-name="T7">between</text:span> mind, body, activities of the subject's body and the environment, including the influence of culture and language on learning and perception <text:span text:style-name="T110">and seems to reject, or at least offer a strong critique of, purely neurological and behaviorist understandings of these topics</text:span>. <text:s/>Applying the same "hole in the middle" idea that pops up throughout the work, the sections on mentation and perception, while <text:span text:style-name="T111">describing</text:span> something like a pragmatic "need" or "drive" among sentient being for "authenticity", <text:span text:style-name="T111">also </text:span>leav<text:span text:style-name="T111">e</text:span> some room for an understanding of identity of the <text:span text:style-name="T111">conditioned </text:span>subject in transcendent terms, though it is pretty careful to keep this opening within a materialist, or at least a logical, realm. </text:p>
      <text:p text:style-name="P7"/>
      <text:p text:style-name="P7">Many who read the book, or sections of it, or <text:span text:style-name="T59">who simply </text:span>learn it<text:span text:style-name="T59">s main themes</text:span> for the first time, report a sense of wonderment when <text:span text:style-name="T60">afterwards </text:span>considering everyday object<text:span text:style-name="T111">s and events</text:span>, as well as many of their own thoughts. <text:s/>Phrases like "I could see into it", "It came alive", "I could hear its life story" <text:span text:style-name="T60">or "I could hear its song"</text:span> are common. </text:p>
      <text:p text:style-name="P7"/>
      <text:p text:style-name="P7">In sharp contrast to Helioptic teachings, the reader is encouraged to spend time pondering the extreme deepness of space (and time), to assume that there are and have been <text:span text:style-name="T111">an </text:span>uncountabl<text:span text:style-name="T111">e number of</text:span> planets with <text:span text:style-name="T61">innumerable kinds of sentient </text:span>life-<text:span text:style-name="T61">forms</text:span> on them spinning around an ocean of stars, <text:span text:style-name="T62">likely in a multitude of universes or alternate realities</text:span>. It scoffs at theorists – who were evidently plentiful in the time of its original writing – who demeaned the "six-plus-void" as an overly complex analytical lens, countering that the "six-plus" is a<text:span text:style-name="T111">ctually a</text:span> gross <text:span text:style-name="T7">simplification</text:span> of the <text:span text:style-name="T111">deeply, perhaps even infinitely, </text:span><text:s/>"intertwingled" nature of all things. </text:p>
      <text:p text:style-name="P7"><text:soft-page-break/></text:p>
      <text:p text:style-name="P48">Most editions of the <text:span text:style-name="T63">full </text:span>book run to <text:span text:style-name="T112">about </text:span>six large volumes <text:span text:style-name="T112">in the most widely-used languages</text:span>. <text:span text:style-name="T112">There is an epic "operatic" Doremiac rendition of it that takes about 10 days to recite/sing.</text:span> There are numerous summaries, guides, and so on, <text:span text:style-name="T113">as well as many spoken-word versions,</text:span> that try to get to the gist of its messages more quickly and in <text:span text:style-name="T113">terminology</text:span> <text:span text:style-name="T113">that may </text:span>more accessible to a wider audience. <text:s/></text:p>
      <text:p text:style-name="P48"/>
      <text:p text:style-name="P48">Teaching initiates to read <text:span text:style-name="T19">at all </text:span>is <text:span text:style-name="T64">often the</text:span> first step for many of the clubs, organizations, societies and tribes who admire it. <text:s/><text:span text:style-name="T113">As a result, outside of the Helioptic circles, many beginning readers are familiar with small snippets of </text:span><text:span text:style-name="T14">Scarcity and Plenty,</text:span><text:span text:style-name="T68"> even if they never read or hear the entire work. <text:s/></text:span>Bringing <text:span text:style-name="T113">initiates</text:span> step-by-step towards a place where they can access the whole thing is typically a journey of many years. <text:s/><text:span text:style-name="T113">N</text:span>ot to mention that – in the Saskan Lands – the book itself is considered heretical <text:span text:style-name="T113">by the Heliocastron</text:span> and, <text:span text:style-name="T65">al</text:span>though the application of <text:span text:style-name="T113">the most extreme</text:span> punishments is <text:span text:style-name="T65">fairly </text:span>rare, as with so many Helioptic rules, the <text:span text:style-name="T113">proscribed </text:span>penalty for engaging with it is death <text:span text:style-name="T113">by a thousand cuts</text:span>. </text:p>
      <text:p text:style-name="P8"/>
      <text:p text:style-name="P9">Many are first introduced to concepts from <text:span text:style-name="T7">Scarcity and Plenty</text:span><text:span text:style-name="T66">, </text:span><text:span text:style-name="T67">often unknowingly,</text:span> via bard songs constructed to convey its messages, sometimes via very simple kinds of gentle jokes made at the expense of those who put <text:span text:style-name="T71">too much </text:span>emphasis on accumulating <text:span text:style-name="T7">bits</text:span> (or other currency) rather than <text:span text:style-name="T71">on </text:span>engaging with what is truly useful, or by <text:span text:style-name="T114">verses </text:span>mocking wasteful <text:span text:style-name="T72">actions, thoughts and </text:span>behaviors, <text:span text:style-name="T114"><text:s/>sometimes by ditties that emphasize the rich complexity of the material worlds, and of course by songs that sing in positive way of the stars and the night sky</text:span>. </text:p>
      <text:p text:style-name="P7"/>
      <text:p text:style-name="P28">Monoton's <text:span text:style-name="T102">thoughts </text:span>on <text:span text:style-name="T102">l</text:span>eaving the Bitami</text:p>
      <text:p text:style-name="P9"/>
      <text:p text:style-name="P10">Character – Monoton <text:span text:style-name="T115">was</text:span> recruited in<text:span text:style-name="T115">to</text:span> a radical and ideologically-intense Bitami outfit at a young age. <text:s/></text:p>
      <text:p text:style-name="P10"/>
      <text:p text:style-name="P10">Has recently decided to abandon his commitment to them, is lucky to have found a love-relationship with <text:span text:style-name="T20">an older former Bitami named Aoiferr</text:span>, <text:span text:style-name="T20">and a friendship-bond with a Khalifa wanderer named Badyan who lives in hidden camp in the forest, with other wanderers, where Monoton has been staying while trying to plan an exit from the Bitami gang. R</text:span>ealizes this <text:span text:style-name="T20">decision</text:span> may put <text:span text:style-name="T20">self</text:span> <text:span text:style-name="T20">and maybe new friends </text:span>in some danger.</text:p>
      <text:p text:style-name="P9"/>
      <text:p text:style-name="P12"><text:span text:style-name="T21">M</text:span>ain contact with the Bitami is <text:span text:style-name="T21">named </text:span>Harron.</text:p>
      <text:p text:style-name="P9"/>
      <text:p text:style-name="P13">Tuor is a kind of anti-hero in one of the sea-shanty-style Bard Songs of the Selarone, a character who leaves the Saskan Lands to sail the Krbsh Sea and beyond, imposing a kind of self-exile and choosing a life of silence and cunning in the face of all the idiocy in the <text:span text:style-name="T73">known Lands</text:span>.</text:p>
      <text:p text:style-name="P13"/>
      <text:p text:style-name="P14">Maartinz is one of the many <text:span text:style-name="T74">warrior-</text:span>heroes in the martial-oriented Bard Songs of Mabal Riders.</text:p>
      <text:p text:style-name="P14"/>
      <text:p text:style-name="P14"><text:span text:style-name="T24">Looshy</text:span> <text:span text:style-name="T24">and Gherkin</text:span> <text:span text:style-name="T24">are</text:span> <text:span text:style-name="T24">complicated characters who feature as a narrators and story-tellers in some of the Bard Songs of the Kahilabarbakal. These songs reflect, at least to some extent, the traditions and thinking of many radical Bitami sects, like the one Harron helps to organize</text:span>. <text:s/><text:span text:style-name="T24">These tend to be multi-layered songs with many voices and stirring, inspirational epic stories.</text:span></text:p>
      <text:p text:style-name="P9"/>
      <text:p text:style-name="P13">Monoton relates some feelings to a traveler in the Khalifa Woods who is on the way to a conference in the north, regarding handling of the invasions of Saskantinon. <text:s/>The following are some of <text:span text:style-name="T75">Monoton's</text:span> dialog <text:span text:style-name="T75">with the stranger</text:span>, as well as <text:span text:style-name="T76">some </text:span>things said to Aoiferr and Badyan.</text:p>
      <text:p text:style-name="P9"/>
      <text:p text:style-name="P12">"I despair for my understanding of the material world."</text:p>
      <text:p text:style-name="P12"/>
      <text:p text:style-name="P12">"I feel bombarded by the need to make new decisions, <text:span text:style-name="T77">confused by my</text:span> new circumstances."</text:p>
      <text:p text:style-name="P12"/>
      <text:p text:style-name="P12">"I've stopped communicating with Harron because I don't know what to say to them. <text:span text:style-name="T23">I refuse to be just a player in their game any longer.</text:span>"</text:p>
      <text:p text:style-name="P12"/>
      <text:p text:style-name="P12">"I'm infatuated with Aoiferr. I don't understand it and can't explain it. We barely talk, just take refuge in passion. <text:span text:style-name="T23">I want to be with Aoiferr all the time, or with anyone who can help to satisfy my longing to be touched, to really connect.</text:span>"</text:p>
      <text:p text:style-name="P12"/>
      <text:p text:style-name="P12">"My spirit is hurting. I feel so tense. I <text:s/>can barely sleep. My stomach hurts. <text:s/>I have a constant headache. <text:s/>I am covering it up by being clever with Badyan and <text:span text:style-name="T78">my</text:span> new group of friends and acquaintances at the <text:span text:style-name="T22">secret </text:span>place in the woods. I can talk to Badyan about everything. <text:s/><text:span text:style-name="T22">I</text:span>t's a friendship we both need."</text:p>
      <text:p text:style-name="P12"/>
      <text:p text:style-name="P13"><text:soft-page-break/>"I'm bored as hell and I<text:span text:style-name="T116">'m not going to</text:span> take it any more. <text:s/><text:span text:style-name="T116">That stuff is too one-dimensional. <text:s/>It lacks six-ness. <text:s/></text:span>I need an adventure, not this endless plotting and talking. <text:s/>I want romance and passion <text:span text:style-name="T116">and the unknown</text:span>, not just comradeship <text:span text:style-name="T116">and follow-the-leader</text:span>. <text:s/>Let's have some intrigue; enough with the abstractions."</text:p>
      <text:p text:style-name="P13"/>
      <text:p text:style-name="P13">"I feel more and more like Tuor… I want to withdraw, not have to talk to anyone about anything ever again. Yet I feel Maartinz calling me too, you know, to be a heroic fighter defending the Lands against destruction from <text:span text:style-name="T117">the </text:span>Out There and against Stanbuckle-style injustice. <text:s/><text:span text:style-name="T24">Aoiferr likes to point out that there are other options too, still more ways that could be traveled. <text:s/>Sometimes we talk about the Sea.</text:span>"</text:p>
      <text:p text:style-name="P13"/>
      <text:p text:style-name="P15">"I still love the complexity of Looshy and Gherkin too. <text:span text:style-name="T79">Our Kahila songs are so</text:span> much more intelligent <text:span text:style-name="T117">and complex</text:span> than those <text:span text:style-name="T117">simple </text:span>Rider marching songs <text:span text:style-name="T80">and so much more inspiring than</text:span> th<text:span text:style-name="T80">at</text:span>… well… <text:span text:style-name="T80">you know, </text:span>the lostness, <text:span text:style-name="T80">yeah</text:span>, the <text:span text:style-name="T80">no-way-to-win sense </text:span>of Tuor's <text:span text:style-name="T80">sad </text:span>ballads. <text:s/>There's a lot of hope in those Bitami-Kahila songs, even if they describ<text:span text:style-name="T117">e</text:span> a long, hard <text:span text:style-name="T117">way</text:span>. <text:s/>But man, that Selaronek music is mesmerizing. <text:span text:style-name="T80">You just want to </text:span><text:span text:style-name="T11">be</text:span><text:span text:style-name="T80"> Tuor singing </text:span><text:span text:style-name="T11">that way</text:span><text:span text:style-name="T69">, </text:span><text:span text:style-name="T70">riding the waves.</text:span>"</text:p>
      <text:p text:style-name="P15"/>
      <text:p text:style-name="P15">"I have to leave Harron's gang. <text:span text:style-name="T80">Sure, t</text:span>hey are the <text:span text:style-name="T117">True L</text:span>eaders of the <text:span text:style-name="T80">N</text:span>ext <text:span text:style-name="T80">A</text:span>ge. I believe it. <text:span text:style-name="T81">I do. <text:s/></text:span>But that's why it's not for me. I can't go on with that kind of responsibility. <text:s/>It panics me. Like Aoiferr said the other night, 'Every game I play, I lose, <text:span text:style-name="T81">so I've stopped playing games.</text:span>'"</text:p>
      <text:p text:style-name="P15"/>
      <text:p text:style-name="P15">"I want to relate to folks in a different way. I don't think I've ever found the <text:span text:style-name="T82">true, beautiful</text:span> emptiness at my core. I want to walk through these woods and just enjoy the walk. I'm not a leader and I don't want to be <text:span text:style-name="T25">one. <text:s/>I want to relax, to breathe, to be a part of the path through the woods.</text:span>"</text:p>
      <text:p text:style-name="P15"/>
      <text:p text:style-name="P16">"I don't want to end up in a dungeon room at the Beet House, screaming in the darkness where nobody can hear me."</text:p>
      <text:p text:style-name="P16"/>
      <text:p text:style-name="P16">"I am so sick of talking about <text:span text:style-name="T118">some obscure passages in</text:span> <text:span text:style-name="T7">Scarcity and Plenty</text:span>. So sick of struggling to understand the six aspects of anything and everything <text:span text:style-name="T118">and yet getting nowhere</text:span>. <text:s/>It is driving me mad. <text:s/>At least for a while, I want to sit around the camp fire and <text:span text:style-name="T26">try out</text:span> some new songs. <text:s/>I want to have a bite to eat with friends and hang out with <text:span text:style-name="T83">a </text:span>lover <text:s/>instead of debating <text:span text:style-name="T26">how to locate </text:span>the center-void of <text:span text:style-name="T118">the best</text:span> escapade to expose the idiocy of the Heliop-Rider Kleptocracy, <text:span text:style-name="T83">blah-blah-blah.</text:span>"</text:p>
      <text:p text:style-name="P16"/>
      <text:p text:style-name="P16"/>
      <text:p text:style-name="P29"><text:span text:style-name="T27">Kala</text:span>n's <text:span text:style-name="T27">Thoughts </text:span>on <text:span text:style-name="T27">Arriving at New Harvest</text:span></text:p>
      <text:p text:style-name="P11"/>
      <text:p text:style-name="P18">Character: <text:s/>Kalan is brooder-bred human child from a Heliop town <text:span text:style-name="T28">who took up with a group of kids who admired the New Songs of Qurol and got in some trouble with the Town Watch because of it</text:span>. <text:span text:style-name="T28">Then, </text:span>entranced by a friendship with a visiting youth named Marakl <text:span text:style-name="T28">who was </text:span>apprenticed to a southern Herbalist, Kalan eventually <text:span text:style-name="T28">flew the coop, </text:span>made way to the Weyr Lands, to New Harvest. <text:s/></text:p>
      <text:p text:style-name="P18"/>
      <text:p text:style-name="P18">Confused by the free-and-open approach to gender and the lack of any discernable hierarchies, Kalan spends a good bit of time talking with new-found friends concerning impressions of the place…</text:p>
      <text:p text:style-name="P17"/>
      <text:p text:style-name="P17">Iovy is a love-interest who<text:span text:style-name="T84">m</text:span> Kalan falls for soon after arriving. </text:p>
      <text:p text:style-name="P17"/>
      <text:p text:style-name="P17">Sossy is a village elder who's taken an interest in Kalan. <text:span text:style-name="T84">T</text:span>hey spend a good bit of time talking about "real things".</text:p>
      <text:p text:style-name="P17"/>
      <text:p text:style-name="P17"/>
      <text:p text:style-name="P17"><text:span text:style-name="T28">Ha-ha! </text:span>I feel like a snail-sent, <text:span text:style-name="T86">able to be all </text:span>withdrawn and cozy inside my own private shell-house <text:span text:style-name="T85">any time I want to</text:span>. </text:p>
      <text:p text:style-name="P17"/>
      <text:p text:style-name="P17"><text:span text:style-name="T29">But now </text:span>I want to talk to others and find out how they really feel about things. I am just starting to realize how my thoughts and feelings were mostly right out of the <text:span text:style-name="T7">Book of Heliodamus</text:span>, and not actually my own, <text:span text:style-name="T29">even though I was learning the Qurolan New Songs</text:span>. </text:p>
      <text:p text:style-name="P17"/>
      <text:p text:style-name="P17">Iovy and I went to talk with Sossy together about some of the things that Iovy <text:span text:style-name="T30">likes</text:span> to do that I didn't <text:span text:style-name="T119">even </text:span>know about before <text:span text:style-name="T87">we started to, you know, do it</text:span>. Afterwards, Iovy told me that Sossy told her I <text:span text:style-name="T30">had </text:span>pro-female <text:span text:style-name="T30">perspectives</text:span>. <text:span text:style-name="T30">Not sure I have any idea what that means or why it should matter. <text:s/>Iovy seemed to kind of think it was weird too, not the concept, but that I would be "pro-female".</text:span> Sometimes I think I just want to take care of a nice little hut for the rest of my days, with just the two of us <text:span text:style-name="T30">there</text:span>. What's wrong with that? Am I living a fantasy? <text:span text:style-name="T88">Or is that just a reaction to being raised in the Heliop way, you know, and now finally being able to reject it without fear?</text:span></text:p>
      <text:p text:style-name="P17"/>
      <text:p text:style-name="P19">I like most of the young people here. They sing and talk about songs from so many places, <text:span text:style-name="T31">not just Qurol, but all over the Saskan Lands</text:span>. Some of them even read books! <text:s/><text:span text:style-name="T31">Just the other day </text:span>I heard someone talking <text:span text:style-name="T31">out in the open </text:span>about <text:span text:style-name="T7">Scarcity and Plenty</text:span>, <text:span text:style-name="T89">not even whispering, </text:span>just like it was an ordinary thing to do. <text:s/><text:span text:style-name="T120">It took me a while to remember that there is no Day Watch or Night Watch in New Harvest. <text:s/>The older ones,</text:span> though... <text:span text:style-name="T31">a</text:span> lot of them just ignore me, or just <text:span text:style-name="T31">seem</text:span> boring, <text:span text:style-name="T31">like </text:span>they just like to go down the weyrs and splash around all day, like they don't have a care in the world, <text:span text:style-name="T31">you know?</text:span> <text:s/>I kind of miss the <text:span text:style-name="T31">excitement of getting in trouble with my pals for learning the New Songs. <text:s/>I wonder what they're all doing now?</text:span></text:p>
      <text:p text:style-name="P19"/>
      <text:p text:style-name="P20">I want to steal all the miserable broodlings away from their Brood Houses, even the independents, and get them away to safety in a free, healthy place like New Harvest. <text:s/><text:span text:style-name="T120">I want to go splash around in the weyrs.</text:span></text:p>
      <text:p text:style-name="P19"/>
      <text:p text:style-name="P19"><text:soft-page-break/><text:span text:style-name="T32">Iovy has been teaching me the Kahila canon. <text:s/>Wow. I want to make songs that are so complex – and as simple – as what Looshy sings about, where the story seems simple, but it can't be forgotten, it just keeps bubbling up in your mind. Courage, hope, daring, fearless criticism of all the human ways, even the Riders. And Gherkin too, like exotic dream-scapes, fantastical stories with a, I dunno, like a floating-in-air quality to them. <text:s/>I know a lot of those Kahilas are bitami and bashini, but that doesn't mean I can't like their songs, right?</text:span></text:p>
      <text:p text:style-name="P19"/>
      <text:p text:style-name="P49">Sossy told me yesterday, laughing, that some bitchy old <text:span text:style-name="T7">women</text:span> are just too young to die. I don't know what she meant by that, but she seemed very pleased with the idea. <text:s/>I'm still getting used to how the "men" and "women" <text:span text:style-name="T90">here </text:span>just adopt those roles like it's nobody's business, even when they<text:span text:style-name="T90">'</text:span>re kids, <text:span text:style-name="T122">even when they're not guardians or leaders. <text:s/>And saying "she" all the time when I talk about "her", still getting used to that too!</text:span> <text:s/><text:span text:style-name="T122">It makes me feel funny. <text:s/>I mean, I guess Sossy's is kind of a leading elder here, so…</text:span></text:p>
      <text:p text:style-name="P49"/>
      <text:p text:style-name="P49"><text:span text:style-name="T123">So </text:span>I was <text:span text:style-name="T123">kind of </text:span>complaining to Sossy about Iovy, I dunno, about how our thing seems like it's just for fun and not "for real" <text:span text:style-name="T90">or whatever </text:span>and she told me <text:span text:style-name="T90">"</text:span>You can be a lover at any age or stage of life. <text:span text:style-name="T121">P</text:span>olar opposites <text:span text:style-name="T90">attract, </text:span>with so much in common they just can't stand not to be together. <text:span text:style-name="T121">It's how the universe glues things together." <text:s/>Sometimes I think </text:span><text:span text:style-name="T15">she</text:span><text:span text:style-name="T121"> is just talking circles around me to see if I'll fall down.</text:span> </text:p>
      <text:p text:style-name="P17"/>
      <text:p text:style-name="P17"/>
      <text:p text:style-name="P17"/>
      <text:p text:style-name="P30"><text:span text:style-name="T33">Jodok's notes on attending Timo</text:span>n's <text:span text:style-name="T33">Lectures at Terpinol</text:span></text:p>
      <text:p text:style-name="P22"/>
      <text:p text:style-name="P23">Characters: <text:s/>Jodok is a student of an independent Scribes guild who was sent to Terpinol, on the Aran Sea, to learn the languages of southern Saskantinon and of Aranzen. <text:s/>Timon is a foreign scholar, <text:span text:style-name="T34">from a Land that Jodok had never heard of and barely even believes exists, far across the Aran Sea, who lectures mostly on philosophy, language and "the nature of being". <text:s text:c="2"/>Jurre is another student.</text:span></text:p>
      <text:p text:style-name="P23"/>
      <text:p text:style-name="P24">These are scribbles from Jodok's notebook.</text:p>
      <text:p text:style-name="P23"/>
      <text:p text:style-name="P23"/>
      <text:p text:style-name="P24">How can I identify with anything Proffo Timon says? Is this stuff even from this <text:span text:style-name="T91">Land</text:span>? <text:span text:style-name="T91">Are there really other Lands? <text:s/>Or other </text:span><text:span text:style-name="T16">worlds</text:span><text:span text:style-name="T91">? <text:s/></text:span>How would I know <text:span text:style-name="T124">for sure if I haven't seen them myself</text:span>?</text:p>
      <text:p text:style-name="P24"/>
      <text:p text:style-name="P24">Timon asked us to consider deeply how to express an opinion. <text:s/>That led to pondering what is truth. <text:s/>And then, if we can determine what <text:span text:style-name="T125">truth</text:span> is, how do we determine how it should be <text:span text:style-name="T7">used</text:span> <text:span text:style-name="T125">and not just waste it</text:span>? <text:s/></text:p>
      <text:p text:style-name="P24"/>
      <text:p text:style-name="P33">We read a series of stories from Aranzen. <text:span text:style-name="T126">Woooz! <text:s/></text:span>Very intellectual stuff. They <text:span text:style-name="T92">seem to </text:span>have quite a different culture from the Saskan Lands. Not so many songs. Lots more written legends. In these <text:span text:style-name="T127">Aranzen</text:span> stories <text:span text:style-name="T93">we read</text:span> <text:span text:style-name="T93">about a Wolf and a Raven, but it was clearly a parable,</text:span> <text:span text:style-name="T127">not just a summary from </text:span><text:span text:style-name="T14">Scarcity and Plenty. <text:s/></text:span><text:span text:style-name="T127">It posed a</text:span> question, based on the development of <text:span text:style-name="T93">the relationship between the main characters and </text:span>various <text:span text:style-name="T93">others</text:span>, as to whether the line distinguishing genius from madness is, in fact, indistinguishable. <text:s/><text:span text:style-name="T127">And if</text:span> so, then is it healthier to not <text:span text:style-name="T93">bother </text:span>pursu<text:span text:style-name="T93">ing</text:span> the highest truths <text:span text:style-name="T93">at all</text:span>? </text:p>
      <text:p text:style-name="P24"/>
      <text:p text:style-name="P24"><text:span text:style-name="T129">I seem to have a bad attitude about lots of folks. <text:s/></text:span>Sometimes I feel like all non-mixed humans, <text:span text:style-name="T128">all the non-augmented,</text:span> are just evil, <text:span text:style-name="T128">or at least inauthentic</text:span>. Other times that all the Heliops <text:span text:style-name="T128">must be</text:span> mad. Or <text:span text:style-name="T129">at least </text:span>that all the Riders are arrogant assholes. <text:span text:style-name="T129">Why do they have to be like that? <text:s/></text:span>Or <text:span text:style-name="T129">other times </text:span>that the Barboskanti – and <text:span text:style-name="T129">really just all </text:span>southerners in general – act <text:span text:style-name="T129">really </text:span>weirdly and follow the<text:span text:style-name="T94">ir myriad</text:span> odd-ball belief systems just for <text:span text:style-name="T95">the </text:span>sake of annoying <text:span text:style-name="T95">and confounding</text:span> everybody else. <text:span text:style-name="T129">What for? What's the point?</text:span> <text:s/>Perhaps the only honest answer is be alone. <text:s/><text:span text:style-name="T95">T</text:span>hese are <text:span text:style-name="T95">the kinds of </text:span>thoughts I have when walking <text:span text:style-name="T129">alone on</text:span> the beaches here at Terpinol, gazing out on the Aran Sea. <text:span text:style-name="T129">They say there is whole other Land on the other side, but it just seems to go on forever. </text:span><text:s/><text:span text:style-name="T95">And </text:span>I wonder, <text:span text:style-name="T95">is this it? </text:span><text:s/><text:span text:style-name="T95">Will it be </text:span>my fate in the <text:span text:style-name="T129">final waning</text:span> of my <text:span text:style-name="T129">moons</text:span>, <text:span text:style-name="T95">to being doing </text:span>just that, to still be walking on the<text:span text:style-name="T129">se</text:span> sands, <text:span text:style-name="T129">still </text:span>staring out at the <text:span text:style-name="T129">endless </text:span>sea, still wondering what is beyond that horizon <text:span text:style-name="T95">and beyond the stars?</text:span></text:p>
      <text:p text:style-name="P24"/>
      <text:p text:style-name="P25">Are any of my preconceived notions regarding the species and tribes of the Saskan Lands true in any meaningful sense? Can any <text:span text:style-name="T96">individual </text:span>sentient being accurately be categorized? <text:s/></text:p>
      <text:p text:style-name="P25"/>
      <text:p text:style-name="P25"><text:span text:style-name="T97">A while back,</text:span> Timon told us to take a full day to <text:span text:style-name="T97">just </text:span>do chores, and nothing else. No thinking. No writing. No deep discussions with<text:span text:style-name="T130">in</text:span> our own minds or <text:span text:style-name="T130">interacting with </text:span>anyone else's. <text:s/><text:span text:style-name="T35">So yesterday </text:span>I cooked and cleaned, served food to others, and helped to clean <text:span text:style-name="T97">and tidy up</text:span> some more. Worked in the garden. <text:span text:style-name="T98">Gathered wood, carried water. <text:s/></text:span>Went to bed tired and happy. It was delightful. </text:p>
      <text:p text:style-name="P25"/>
      <text:p text:style-name="P26"><text:soft-page-break/>I get sick of the company of some of the other students. Always trying to show how smart they are, like it's a competition. A few of them are more like me… a bit more <text:span text:style-name="T99">of a </text:span>"<text:span text:style-name="T99">head </text:span>floating in the clouds". <text:s/>I especially like being around Jurre. We can sit together and "space out", <text:span text:style-name="T130">just looking up at the night sky,</text:span> and it's OK. </text:p>
      <text:p text:style-name="P26"/>
      <text:p text:style-name="P34">I am paying more and more attention to Jurre. Don't want to be careless with our friendship. <text:s/>Who knows if we'll ever meet again once our training here is done. There is a <text:span text:style-name="T130">weird old </text:span>Barbol herbalist visiting here <text:span text:style-name="T100">today </text:span>who claims to have a concoction that will "bind two souls forever". <text:s/>Yeah? <text:s/><text:span text:style-name="T130">Should we try it?</text:span> <text:s/><text:span text:style-name="T100">N</text:span>o. <text:s/><text:span text:style-name="T100">Think</text:span> I'll just get us a nice big pot of s'lah <text:span text:style-name="T100">to share togehter</text:span>. We'll drink. We'll laugh. </text:p>
      <text:p text:style-name="P34"/>
      <text:p text:style-name="P34">Timon says that time heals all wounds, but <text:span text:style-name="T130">that it always</text:span> <text:span text:style-name="T101">cuts </text:span>open <text:span text:style-name="T101">a</text:span> few new ones <text:span text:style-name="T100">too</text:span>. </text:p>
      <text:p text:style-name="P34"/>
      <text:p text:style-name="P34"/>
      <text:p text:style-name="P34"/>
      <text:p text:style-name="P34"/>
      <text:p text:style-name="P50"><text:span text:style-name="T33">Timo</text:span>n <text:span text:style-name="T131">and Barfalot debate the Catastrophe and Its Aftermath and Other Things</text:span></text:p>
      <text:p text:style-name="P43"/>
      <text:p text:style-name="P35">Timon is <text:span text:style-name="T136">a </text:span>very old academic foreigner from a Bricotan Land across the Aran Sea who teaches courses on philosophy, linguistics, calligraphy, music theory, and mental combat at the Scribes Academy in Terpinol. </text:p>
      <text:p text:style-name="P35"/>
      <text:p text:style-name="P35">Barfalot is canine-human mix with <text:span text:style-name="T136">many varied </text:span>connections <text:span text:style-name="T136">all </text:span>across the Saskan Lands <text:span text:style-name="T137">and beyond</text:span>, whose official role is <text:span text:style-name="T132">Song-catcher, </text:span>collecting songs for a Bards Guild, but who is considered by many to be a "Traveling Mage" acting on behalf of a shadowy "Mages Guild". <text:s/></text:p>
      <text:p text:style-name="P35"/>
      <text:p text:style-name="P37">Barfalot spends some time in Terpinol recording recent findings. In the evenings, Barfie and Timon – <text:span text:style-name="T134">who have known each other for a long time --</text:span> put away a good bit of s'lah, <text:span text:style-name="T134">smoke and good southern cuisine originating from both land and sea,</text:span> while discussing their understanding of the Great Catastrophe <text:span text:style-name="T138">and other Important Topics</text:span>. </text:p>
      <text:p text:style-name="P37"/>
      <text:p text:style-name="P37">The following are reports on their conversation as <text:span text:style-name="T134">transcribed</text:span> by a deep undercover spy from the Special Branch of the Helioiptic Watchers Guild who had infiltrated an Independent Scribes local and weaseled an invite to Terpinol. <text:s/><text:span text:style-name="T134">These reports were then stolen from the Helioptic Archives in Juuj during the turmoil of the Great Kahila Uprising that followed the Event in Rikila.</text:span></text:p>
      <text:p text:style-name="P37"/>
      <text:p text:style-name="P37"/>
      <text:p text:style-name="P40">Suth, Marflutter, and Drekary are names of characters <text:span text:style-name="T139">who figure in some of</text:span> the <text:span text:style-name="T7">Secret Bard Songs of </text:span><text:span text:style-name="T18">the </text:span><text:span text:style-name="T7">High Weyrlands</text:span>. <text:s/>Th<text:span text:style-name="T140">is collection of song cycles is</text:span> called "Secret". <text:span text:style-name="T141">B</text:span>ut... <text:span text:style-name="T141">N</text:span>ot as widely-known as many other bard-canons, <text:span text:style-name="T142">they </text:span>are not particularly well-hidden either. <text:s/>Calling them "Secret" is part of the pastiche that denizens of New Weyr like to foment about themselves, <text:span text:style-name="T143">hiding up in the mountains and so on</text:span>. </text:p>
      <text:p text:style-name="P37"/>
      <text:p text:style-name="P36"/>
      <text:p text:style-name="P38">T: <text:span text:style-name="T144">Twenty-three</text:span> <text:span text:style-name="T146">sun-</text:span>centuries ago the pre-Pentacross <text:span text:style-name="T144">ancient </text:span>regime launched wave after wave of <text:span text:style-name="T147">machinic </text:span>flying <text:span text:style-name="T147">dragons</text:span> in a <text:s/>massive aerial bombardment on what is now The Firelands. The great <text:span text:style-name="T148">S</text:span>torm of Fire broke up that land into the islands it is today, devastating everything. The five great kingdoms of Lurabar retaliated with a vengeance, setting off a wall of explosions 5 thousand kli long, from the Nothern Ocean all the way to the Remari Sea, and hundreds of kli wide. <text:s/>This created the Poison Sea that now separates Pentacross from Lurabar. <text:s/>This wave of destruction was followed by the <text:span text:style-name="T149">Thousand</text:span> Year Winter <text:span text:style-name="T148">which</text:span> ended all the great kingdoms of the North. </text:p>
      <text:p text:style-name="P38"/>
      <text:p text:style-name="P38">B: It was not that long ago, maybe half that, like <text:span text:style-name="T145">maybe 3000 Moons or so</text:span>. The Lengo Islands are still uninhabitable. The western coast of Pentacross is still called The Land of Death in Shanowan songs. There are also some indications that the Agency intervened to stop it <text:span text:style-name="T151">all </text:span>from getting worse. In other words, the Long Winter was at least partly <text:span text:style-name="T7">their</text:span> doing, not just a fallout from the Fires, <text:span text:style-name="T150">and it didn't last for a thousand sun-turns</text:span>. </text:p>
      <text:p text:style-name="P38"/>
      <text:p text:style-name="P38">T: I don't agree on your timeline, <text:span text:style-name="T152">and I am dubious about this "Agency" of yours, </text:span>but I can't help feeling that there is something to the idea of an <text:span text:style-name="T153">out-world</text:span> intervention <text:span text:style-name="T154">of some kind</text:span>. <text:span text:style-name="T133">The Britcotan </text:span><text:soft-page-break/><text:span text:style-name="T133">Lands, especially near the southern tip of Krshanana, are not </text:span><text:span text:style-name="T17">that</text:span><text:span text:style-name="T133"> far away from Mantemar. <text:s/>After all, I made it across. Yet there is virtually no communication between the great continents, practically no sense among most that the other Lands even exist. <text:s/>Almost like some kind of wall was put up between them.</text:span></text:p>
      <text:p text:style-name="P38"/>
      <text:p text:style-name="P39">B: Sometimes I think <text:span text:style-name="T7">you</text:span> are from the Agency.</text:p>
      <text:p text:style-name="P39"/>
      <text:p text:style-name="P39">T: Ha! As if! Sure, some day I will invite you to visit me my on my Home Planet in <text:span text:style-name="T155">the</text:span> Blue Star System! </text:p>
      <text:p text:style-name="P39"/>
      <text:p text:style-name="P39">B: <text:span text:style-name="T156">I can't tell if you're joking or not. <text:s/>Say. <text:s/>Changing topics a bit… <text:s/></text:span>Old friend, I'm having a good bit of difficulty lately focusing my thinking and activities. I am adrift in the way of spontaneous responses to musical phenomena, pleased enough to be satisfied with consequences of recent finds, and happily without much responsibility in any case. <text:s/><text:span text:style-name="T157">Can you smell me?</text:span> <text:s/>I can drift and wander as I please, as you can see, traveling off the Ring, to the Far Shores of Saskantinon if I choose to, yeah? But I am fearful of the next landing site from my aimless drifting. </text:p>
      <text:p text:style-name="P39"/>
      <text:p text:style-name="P39">T: <text:span text:style-name="T158">What a way you have with words. <text:s/>I'll never catch on to your clever doggerel. <text:s/>Hmm… </text:span>You are familiar with some of the songs regarding the secret teks of the so-called Wind Lords, I assume? The <text:span text:style-name="T159">ones about the </text:span>Great Floating Whales, for example? </text:p>
      <text:p text:style-name="P39"/>
      <text:p text:style-name="P39">B: Yes. Exactly. It's like I'm having a premonition that I am riding in a basket beneath <text:span text:style-name="T160">one of the mythical</text:span> Great Floating Whale<text:span text:style-name="T161">s</text:span> <text:span text:style-name="T135">of the Secret Songs of Suth </text:span>but I know that, inevitably, a space-rock will penetrate the Shield and catch me unawares, shutting down the long song of the great beast, shattering my serenity. </text:p>
      <text:p text:style-name="P39"/>
      <text:p text:style-name="P40">T: Perhaps you could consider the <text:span text:style-name="T162">33</text:span><text:span text:style-name="T163">rd</text:span><text:span text:style-name="T162"> </text:span>Song of Suth…</text:p>
      <text:p text:style-name="P40"/>
      <text:p text:style-name="P40">B: Yes, again, very perceptive. Thanks. <text:s/><text:span text:style-name="T162">Right. </text:span><text:s/>I<text:span text:style-name="T165">'ve been </text:span>wandering in the clouds like Suth, listening to Drakery drone on <text:span text:style-name="T165">for weeks </text:span>about the great unchanging, immobile fixed ideas that have created generations of rock-steady Wind Lords, all the while thinking there must be some action, some purpose, some clear <text:span text:style-name="T7">design</text:span> that will boost our overall capacities <text:span text:style-name="T166">beyond what we have know thus far</text:span>. <text:span text:style-name="T166">But w</text:span>hich way do I need to travel to find that plan, <text:span text:style-name="T166">that design</text:span>? </text:p>
      <text:p text:style-name="P40"/>
      <text:p text:style-name="P40">T: <text:span text:style-name="T167">As I guess you know, i</text:span>t remains unknown in the great epic song cycle, <text:span text:style-name="T167">but not without potential</text:span>. Suth flies on into the West, beyond Aranzen, towards the west coast <text:span text:style-name="T167">of </text:span>Lurbar, possibly heading for The Firelands, when Drakery decides to <text:span text:style-name="T167">leave, taking wing on a flying beast and </text:span>return<text:span text:style-name="T167">ing</text:span> home to the <text:span text:style-name="T167">safety and security of their </text:span>mountain stronghold. </text:p>
      <text:p text:style-name="P40"/>
      <text:p text:style-name="P40">B: <text:span text:style-name="T167">Right. <text:s/>Do I need to make a journey to the West? <text:s/></text:span>I am so often asked for answers. But I only seek to be a wiser seeker, a partner to those who are seeking, to always be a student first. </text:p>
      <text:p text:style-name="P40"/>
      <text:p text:style-name="P40"><text:soft-page-break/>T: Have you heard the so-called Unknown Verses of the Song of Suth? The ones concerning the tale of how Marflutter had been stowed away the whole time, in the belly of the Great Floating Whale, and emerges once Suth enters the <text:span text:style-name="T167">waters just south of the </text:span>unknown western lands? </text:p>
      <text:p text:style-name="P40"/>
      <text:p text:style-name="P40">B: Yes, but I won't speak of that here. <text:s/><text:span text:style-name="T168">New Events are afoot. <text:s/>No doubt, the walls have ears.</text:span></text:p>
      <text:p text:style-name="P40"/>
      <text:p text:style-name="P40">(They are both observed to be silent for a long while.)</text:p>
      <text:p text:style-name="P40"/>
      <text:p text:style-name="P40">T: <text:span text:style-name="T169">History! How clever it is. A bone worth chewing on, eh my friend? <text:s/>Paying attention to character, to consciousness, to the activities of the various players we can see how they did what they did, what mistakes they made as well as their achievements. Looking everything over from six different angles. Looking for the lacunae at the center of things. <text:s/>Never stop studying. This is crucial.</text:span></text:p>
      <text:p text:style-name="P40"/>
      <text:p text:style-name="P41">B: Oh for the sake the Rivers, Timon, if you're going to start lecturing me on <text:span text:style-name="T14">Scarcity and Plenty </text:span>then I'm off to bed<text:span text:style-name="T7">. </text:span></text:p>
      <text:p text:style-name="P41"/>
      <text:p text:style-name="P41">T: Sorry. Professional habits are hard to break. <text:s/><text:span text:style-name="T170">Let me put it</text:span> this way then: <text:s/>use your enormous training and experience to enhance some new capabilities. <text:s/>Transform "dead" information into "living" and "useful" information. Truthful is useful. People say you're a Mage, so study more astronomy. It will help <text:span text:style-name="T170">you </text:span>keep things in perspective. Eat right too. <text:span text:style-name="T170">And d</text:span>on't make excuses for mistakes or missed opportunities. <text:s/>Stay alert. This is not a drill. </text:p>
      <text:p text:style-name="P41"/>
      <text:p text:style-name="P42">B: You're a pal. </text:p>
      <text:p text:style-name="P42"/>
      <text:p text:style-name="P42">T: Thanks.</text:p>
      <text:p text:style-name="P42"/>
      <text:p text:style-name="P42">B: Let's sing.</text:p>
      <text:p text:style-name="P42"/>
      <text:p text:style-name="P42">(They spent the rest of the evening singing, mostly various well-known bard-songs of the Barboskanti and Uitibarbo regions, ending with an inscrutable Doremean ballad.)</text:p>
      <text:p text:style-name="P41"/>
      <text:p text:style-name="P41"/>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42:13.630959996</meta:creation-date>
    <dc:date>2020-03-08T14:48:07.961813209</dc:date>
    <meta:editing-duration>PT5H45M48S</meta:editing-duration>
    <meta:editing-cycles>188</meta:editing-cycles>
    <meta:generator>LibreOffice/6.0.7.3$Linux_X86_64 LibreOffice_project/00m0$Build-3</meta:generator>
    <meta:document-statistic meta:table-count="0" meta:image-count="0" meta:object-count="0" meta:page-count="13" meta:paragraph-count="99" meta:word-count="5576" meta:character-count="32337" meta:non-whitespace-character-count="26682"/>
  </office:meta>
</office:document-meta>
</file>